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200.17mm" svg:y="64.01mm">
            <loext:p draw:notify-on-update-of-ranges="Feuille1.A23:Feuille1.A30 Feuille1.B22:Feuille1.B22 Feuille1.B23:Feuille1.B30 Feuille1.C22:Feuille1.C22 Feuille1.C23:Feuille1.C30 Feuille1.D22:Feuille1.D22 Feuille1.D23:Feuille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.5675" calcext:value-type="float">
            <text:p>244,5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3.5292" calcext:value-type="float">
            <text:p>253,5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4.3006" calcext:value-type="float">
            <text:p>244,3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.3226" calcext:value-type="float">
            <text:p>269,3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1.9496" calcext:value-type="float">
            <text:p>271,9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.6959" calcext:value-type="float">
            <text:p>123,6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.8198" calcext:value-type="float">
            <text:p>125,8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.6981" calcext:value-type="float">
            <text:p>123,6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.4545" calcext:value-type="float">
            <text:p>132,45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.5466" calcext:value-type="float">
            <text:p>132,5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3472" calcext:value-type="float">
            <text:p>87,34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.9545" calcext:value-type="float">
            <text:p>84,9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.3553" calcext:value-type="float">
            <text:p>87,3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5481" calcext:value-type="float">
            <text:p>90,54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.3693" calcext:value-type="float">
            <text:p>89,3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953" calcext:value-type="float">
            <text:p>64,9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2131" calcext:value-type="float">
            <text:p>65,2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0415" calcext:value-type="float">
            <text:p>65,04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2437" calcext:value-type="float">
            <text:p>68,2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6482" calcext:value-type="float">
            <text:p>67,6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.0047" calcext:value-type="float">
            <text:p>53,00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.4037" calcext:value-type="float">
            <text:p>53,40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.3577" calcext:value-type="float">
            <text:p>55,35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.0943" calcext:value-type="float">
            <text:p>55,09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.0015" calcext:value-type="float">
            <text:p>55,0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9571" calcext:value-type="float">
            <text:p>44,95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.3028" calcext:value-type="float">
            <text:p>45,30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.0239" calcext:value-type="float">
            <text:p>45,02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.3269" calcext:value-type="float">
            <text:p>46,32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.5625" calcext:value-type="float">
            <text:p>46,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9478" calcext:value-type="float">
            <text:p>38,94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1975" calcext:value-type="float">
            <text:p>39,19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1658" calcext:value-type="float">
            <text:p>39,16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8145" calcext:value-type="float">
            <text:p>39,81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9364" calcext:value-type="float">
            <text:p>39,9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5097" calcext:value-type="float">
            <text:p>34,50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.5505" calcext:value-type="float">
            <text:p>34,55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.6611" calcext:value-type="float">
            <text:p>34,66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.9991" calcext:value-type="float">
            <text:p>34,99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.879" calcext:value-type="float">
            <text:p>34,879</text:p>
          </table:table-cell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 threa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244.3006" calcext:value-type="float">
            <text:p>244,3006</text:p>
          </table:table-cell>
          <table:table-cell table:formula="of:=MEDIAN([.$B3];[.$E3];[.$H3];[.$K3];[.$N3])" office:value-type="float" office:value="253.5292" calcext:value-type="float">
            <text:p>253,5292</text:p>
          </table:table-cell>
          <table:table-cell table:formula="of:=MAX([.$B3];[.$E3];[.$H3];[.$K3];[.$N3])" office:value-type="float" office:value="271.9496" calcext:value-type="float">
            <text:p>271,949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123.6959" calcext:value-type="float">
            <text:p>123,6959</text:p>
          </table:table-cell>
          <table:table-cell table:formula="of:=MEDIAN([.$B4];[.$E4];[.$H4];[.$K4];[.$N4])" office:value-type="float" office:value="125.8198" calcext:value-type="float">
            <text:p>125,8198</text:p>
          </table:table-cell>
          <table:table-cell table:formula="of:=MAX([.$B4];[.$E4];[.$H4];[.$K4];[.$N4])" office:value-type="float" office:value="132.5466" calcext:value-type="float">
            <text:p>132,546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84.9545" calcext:value-type="float">
            <text:p>84,9545</text:p>
          </table:table-cell>
          <table:table-cell table:formula="of:=MEDIAN([.$B5];[.$E5];[.$H5];[.$K5];[.$N5])" office:value-type="float" office:value="87.3553" calcext:value-type="float">
            <text:p>87,3553</text:p>
          </table:table-cell>
          <table:table-cell table:formula="of:=MAX([.$B5];[.$E5];[.$H5];[.$K5];[.$N5])" office:value-type="float" office:value="90.5481" calcext:value-type="float">
            <text:p>90,548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64.953" calcext:value-type="float">
            <text:p>64,953</text:p>
          </table:table-cell>
          <table:table-cell table:formula="of:=MEDIAN([.$B6];[.$E6];[.$H6];[.$K6];[.$N6])" office:value-type="float" office:value="65.2131" calcext:value-type="float">
            <text:p>65,2131</text:p>
          </table:table-cell>
          <table:table-cell table:formula="of:=MAX([.$B6];[.$E6];[.$H6];[.$K6];[.$N6])" office:value-type="float" office:value="68.2437" calcext:value-type="float">
            <text:p>68,243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53.0047" calcext:value-type="float">
            <text:p>53,0047</text:p>
          </table:table-cell>
          <table:table-cell table:formula="of:=MEDIAN([.$B7];[.$E7];[.$H7];[.$K7];[.$N7])" office:value-type="float" office:value="55.0015" calcext:value-type="float">
            <text:p>55,0015</text:p>
          </table:table-cell>
          <table:table-cell table:formula="of:=MAX([.$B7];[.$E7];[.$H7];[.$K7];[.$N7])" office:value-type="float" office:value="55.3577" calcext:value-type="float">
            <text:p>55,357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44.9571" calcext:value-type="float">
            <text:p>44,9571</text:p>
          </table:table-cell>
          <table:table-cell table:formula="of:=MEDIAN([.$B8];[.$E8];[.$H8];[.$K8];[.$N8])" office:value-type="float" office:value="45.3028" calcext:value-type="float">
            <text:p>45,3028</text:p>
          </table:table-cell>
          <table:table-cell table:formula="of:=MAX([.$B8];[.$E8];[.$H8];[.$K8];[.$N8])" office:value-type="float" office:value="46.5625" calcext:value-type="float">
            <text:p>46,56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38.9478" calcext:value-type="float">
            <text:p>38,9478</text:p>
          </table:table-cell>
          <table:table-cell table:formula="of:=MEDIAN([.$B9];[.$E9];[.$H9];[.$K9];[.$N9])" office:value-type="float" office:value="39.1975" calcext:value-type="float">
            <text:p>39,1975</text:p>
          </table:table-cell>
          <table:table-cell table:formula="of:=MAX([.$B9];[.$E9];[.$H9];[.$K9];[.$N9])" office:value-type="float" office:value="39.9364" calcext:value-type="float">
            <text:p>39,936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34.5097" calcext:value-type="float">
            <text:p>34,5097</text:p>
          </table:table-cell>
          <table:table-cell table:formula="of:=MEDIAN([.$B10];[.$E10];[.$H10];[.$K10];[.$N10])" office:value-type="float" office:value="34.6611" calcext:value-type="float">
            <text:p>34,6611</text:p>
          </table:table-cell>
          <table:table-cell table:formula="of:=MAX([.$B10];[.$E10];[.$H10];[.$K10];[.$N10])" office:value-type="float" office:value="34.9991" calcext:value-type="float">
            <text:p>34,999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N3:Feuille1.N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54:49.641209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04:55:30.920650427</dc:date>
    <meta:editing-duration>PT25M24S</meta:editing-duration>
    <meta:editing-cycles>11</meta:editing-cycles>
    <meta:generator>LibreOffice/5.2.2.2$Linux_X86_64 LibreOffice_project/2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016cm" svg:y="0.316cm" chart:style-name="ch2">
          <text:p>D5 : évolution de la durée en fonction du nombre de threads</text:p>
        </chart:title>
        <chart:legend chart:legend-position="end" svg:x="13.358cm" svg:y="3.706cm" style:legend-expansion="high" chart:style-name="ch3"/>
        <chart:plot-area chart:style-name="ch4" table:cell-range-address="Feuille1.A22:Feuille1.D30" chart:data-source-has-labels="both" svg:x="1.33cm" svg:y="1.275cm" svg:width="11.709cm" svg:height="6.57cm">
          <chartooo:coordinate-region svg:x="2.137cm" svg:y="1.474cm" svg:width="10.808cm" svg:height="5.724cm"/>
          <chart:axis chart:dimension="x" chart:name="primary-x" chart:style-name="ch5" chartooo:axis-type="auto">
            <chartooo:date-scale/>
            <chart:title svg:x="6.359cm" svg:y="8.025cm" chart:style-name="ch6">
              <text:p>nb threads</text:p>
            </chart:title>
            <chart:categories table:cell-range-address="Feuille1.A23:Feuille1.A30"/>
          </chart:axis>
          <chart:axis chart:dimension="y" chart:name="primary-y" chart:style-name="ch5">
            <chart:title svg:x="0.451cm" svg:y="5.239cm" chart:style-name="ch7">
              <text:p>temps(s)</text:p>
            </chart:title>
            <chart:grid chart:style-name="ch8" chart:class="major"/>
          </chart:axis>
          <chart:series chart:style-name="ch9" chart:values-cell-range-address="Feuille1.B23:Feuille1.B30" chart:label-cell-address="Feuille1.B22:Feuille1.B22" chart:class="chart:line">
            <chart:data-point chart:repeated="8"/>
          </chart:series>
          <chart:series chart:style-name="ch10" chart:values-cell-range-address="Feuille1.C23:Feuille1.C30" chart:label-cell-address="Feuille1.C22:Feuille1.C22" chart:class="chart:line">
            <chart:data-point chart:repeated="8"/>
          </chart:series>
          <chart:series chart:style-name="ch11" chart:values-cell-range-address="Feuille1.D23:Feuille1.D30" chart:label-cell-address="Feuille1.D22:Feuille1.D2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30</svg:desc>
                </draw:g>
              </table:table-cell>
              <table:table-cell office:value-type="float" office:value="244.3006">
                <text:p>244.3006</text:p>
                <draw:g>
                  <svg:desc>Feuille1.B23:Feuille1.B30</svg:desc>
                </draw:g>
              </table:table-cell>
              <table:table-cell office:value-type="float" office:value="253.5292">
                <text:p>253.5292</text:p>
                <draw:g>
                  <svg:desc>Feuille1.C23:Feuille1.C30</svg:desc>
                </draw:g>
              </table:table-cell>
              <table:table-cell office:value-type="float" office:value="271.9496">
                <text:p>271.9496</text:p>
                <draw:g>
                  <svg:desc>Feuille1.D23:Feuille1.D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3.6959">
                <text:p>123.6959</text:p>
              </table:table-cell>
              <table:table-cell office:value-type="float" office:value="125.8198">
                <text:p>125.8198</text:p>
              </table:table-cell>
              <table:table-cell office:value-type="float" office:value="132.5466">
                <text:p>132.54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4.9545">
                <text:p>84.9545</text:p>
              </table:table-cell>
              <table:table-cell office:value-type="float" office:value="87.3553">
                <text:p>87.3553</text:p>
              </table:table-cell>
              <table:table-cell office:value-type="float" office:value="90.5481">
                <text:p>90.54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.953">
                <text:p>64.953</text:p>
              </table:table-cell>
              <table:table-cell office:value-type="float" office:value="65.2131">
                <text:p>65.2131</text:p>
              </table:table-cell>
              <table:table-cell office:value-type="float" office:value="68.2437">
                <text:p>68.24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0047">
                <text:p>53.0047</text:p>
              </table:table-cell>
              <table:table-cell office:value-type="float" office:value="55.0015">
                <text:p>55.0015</text:p>
              </table:table-cell>
              <table:table-cell office:value-type="float" office:value="55.3577">
                <text:p>55.35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9571">
                <text:p>44.9571</text:p>
              </table:table-cell>
              <table:table-cell office:value-type="float" office:value="45.3028">
                <text:p>45.3028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.9478">
                <text:p>38.9478</text:p>
              </table:table-cell>
              <table:table-cell office:value-type="float" office:value="39.1975">
                <text:p>39.1975</text:p>
              </table:table-cell>
              <table:table-cell office:value-type="float" office:value="39.9364">
                <text:p>39.9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5097">
                <text:p>34.5097</text:p>
              </table:table-cell>
              <table:table-cell office:value-type="float" office:value="34.6611">
                <text:p>34.6611</text:p>
              </table:table-cell>
              <table:table-cell office:value-type="float" office:value="34.9991">
                <text:p>34.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